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Bold" svg:font-family="'Times New Roman 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text-properties style:font-name="Times New Roman Bold" fo:font-size="14pt" fo:font-weight="bold" style:font-size-asian="14pt" style:font-weight-asian="bold" style:font-name-complex="Times New Roman 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e Musketeers</text:p>
      <text:p text:style-name="Standard"/>
      <text:p text:style-name="Standard">Stepping and Figures as for other Bledington stick dances. Please refer to Young Collins on the MWMA Library if you need information on Bledington basics.</text:p>
      <text:p text:style-name="Standard"/>
      <text:p text:style-name="Standard">Chorus (DF):</text:p>
      <text:p text:style-name="Standard">The basic structure of the chorus is 4 distinct sticking patterns, half hey, 4 distinct sticking patters, half hey. During the sticking, the orientation of the set shifts, as described below.</text:p>
      <text:p text:style-name="Standard"/>
      <text:p text:style-name="Standard">Sticking 1: First corners lunge towards each other in the center of the set. Middles and 2nd corners adjust so that they are in line with the 1st corners (45 degrees off-set). Everyone sticks high, then sticks low. </text:p>
      <text:p text:style-name="Standard"/>
      <text:p text:style-name="Standard">Sticking 2: Second corners lunge towards each other in the center of the set. Middles and 1st corners adjust to that they are in line with the 2nd corners (45 degrees in the other direction relative to the original set orientation. Everyone sticks high, then sticks low.</text:p>
      <text:p text:style-name="Standard"/>
      <text:p text:style-name="Standard">Sticking 3: All face across and stick high then low.</text:p>
      <text:p text:style-name="Standard"/>
      <text:p text:style-name="Standard">Sticking 4: Everyone sticks high with their partners (forehand then backhand). </text:p>
      <text:p text:style-name="Standard"/>
      <text:p text:style-name="Standard">Half hey</text:p>
      <text:p text:style-name="Standard"/>
      <text:p text:style-name="Standard">The sticking sequence is the same in the second half of the chorus, with the set inverte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Bold" svg:font-family="'Times New Roman 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Netter</meta:initial-creator>
    <meta:creation-date>2017-04-06T18:02:00.64</meta:creation-date>
    <meta:document-statistic meta:table-count="0" meta:image-count="0" meta:object-count="0" meta:page-count="1" meta:paragraph-count="10" meta:word-count="185" meta:character-count="1088"/>
    <dc:date>2017-04-06T18:02:55.32</dc:date>
    <dc:creator>Christopher Netter</dc:creator>
    <meta:editing-duration>PT55S</meta:editing-duration>
    <meta:editing-cycles>1</meta:editing-cycles>
    <meta:generator>OpenOffice/4.1.1$Win32 OpenOffice.org_project/411m6$Build-9775</meta:generator>
  </office:meta>
</office:document-meta>
</file>